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E0000022359FA7FF66EC84A43.png" manifest:media-type="image/png"/>
  <manifest:file-entry manifest:full-path="Pictures/10000201000003BB000002288B9DC8B1090D75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line-height="200%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line-height="200%" fo:text-align="center" fo:text-indent="0cm"/>
      <style:text-properties style:font-name="Liberation Mono1"/>
    </style:style>
    <style:style style:name="P4" style:family="paragraph">
      <loext:graphic-properties draw:fill-color="#ffffff"/>
      <style:text-properties style:font-name="Liberation Mono1"/>
    </style:style>
    <style:style style:name="P5" style:family="paragraph">
      <style:paragraph-properties fo:margin-left="0cm" fo:margin-right="0cm" fo:line-height="200%" fo:text-align="center" fo:text-indent="0cm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1"/>
    </style:style>
    <style:style style:name="T4" style:family="text">
      <style:text-properties style:font-name="Liberation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mpletar Quadrado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(ax + b)² = (ax)² + 2abx + b²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mpletar Quadrados</text:p>
          </draw:text-box>
        </draw:frame>
        <draw:frame presentation:style-name="pr2" draw:text-style-name="P4" draw:layer="layout" svg:width="25.199cm" svg:height="10.233cm" svg:x="1.4cm" svg:y="3.136cm" presentation:class="subtitle" presentation:user-transformed="true">
          <draw:text-box>
            <text:p text:style-name="P3"><text:span text:style-name="T1">X² + 10x + 24 <text:s text:c="10"/></text:span><text:span text:style-name="T2">= 0</text:span><text:span text:style-name="T2"><text:line-break/></text:span><text:span text:style-name="T3">X² + 10x + 24 + 0 <text:s text:c="10"/>= 0 + 0</text:span></text:p>
            <text:p text:style-name="P3"><text:span text:style-name="T4">X² + 10x + 24</text:span><text:span text:style-name="T3"> + 1 - 1 <text:s text:c="2"/>= 0</text:span></text:p>
            <text:p text:style-name="P3"><text:span text:style-name="T3">X² + 10x + 25 - 1 <text:s text:c="6"/>= 0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mpletar Quadrado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5"><text:span text:style-name="T3">X² + 10x + 25 - 1 <text:s text:c="6"/>= 0</text:span></text:p>
            <text:p text:style-name="P5"><text:span text:style-name="T3">(X + 5)² <text:s text:c="5"/>- 1 <text:s text:c="6"/>= 0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Completar Quadrados</text:p>
          </draw:text-box>
        </draw:frame>
        <draw:frame draw:style-name="gr2" draw:text-style-name="P6" draw:layer="layout" svg:width="12.297cm" svg:height="7.107cm" svg:x="1.399cm" svg:y="4.698cm" presentation:class="graphic">
          <draw:image xlink:href="Pictures/10000201000003BB000002288B9DC8B1090D759E.png" xlink:type="simple" xlink:show="embed" xlink:actuate="onLoad" loext:mime-type="image/png">
            <text:p/>
          </draw:image>
        </draw:frame>
        <draw:frame draw:style-name="gr2" draw:text-style-name="P6" draw:layer="layout" svg:width="12.297cm" svg:height="7.523cm" svg:x="14.312cm" svg:y="4.49cm" presentation:class="graphic">
          <draw:image xlink:href="Pictures/100002010000037E0000022359FA7FF66EC84A4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3:13:42.136966578</meta:creation-date>
    <dc:date>2020-07-30T13:37:34.135808528</dc:date>
    <meta:editing-duration>PT3M21S</meta:editing-duration>
    <meta:editing-cycles>1</meta:editing-cycles>
    <meta:document-statistic meta:object-count="38"/>
    <meta:generator>LibreOffice/6.4.4.2$Linux_X86_64 LibreOffice_project/40$Build-2</meta:generator>
  </office:meta>
</office:document-meta>
</file>